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2"/>
    <style:style style:name="ce3" style:family="table-cell" style:parent-style-name="Default" style:data-style-name="N127"/>
    <style:style style:name="ce4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_test" table:style-name="ta1">
        <table:shapes>
          <draw:frame draw:z-index="0" draw:style-name="gr1" draw:text-style-name="P1" svg:width="6.2988in" svg:height="3.5429in" svg:x="1.1236in" svg:y="5.6657in">
            <draw:object draw:notify-on-update-of-ranges="First_test.H26:First_test.H30 First_test.F26:First_test.F30 First_test.G26:First_test.G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1181in" svg:y="5.676in">
            <draw:object draw:notify-on-update-of-ranges="First_test.T26:First_test.T30 First_test.R26:First_test.R30 First_test.S26:First_test.S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row table:style-name="ro1" table:number-rows-repeated="12">
          <table:table-cell table:number-columns-repeated="20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31623" calcext:value-type="float">
            <text:p>31,623</text:p>
          </table:table-cell>
          <table:table-cell table:number-columns-repeated="10"/>
          <table:table-cell office:value-type="string" calcext:value-type="string">
            <text:p>m</text:p>
          </table:table-cell>
          <table:table-cell table:style-name="ce1" office:value-type="float" office:value="100000" calcext:value-type="float">
            <text:p>100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31623" calcext:value-type="float">
            <text:p>31,623</text:p>
          </table:table-cell>
          <table:table-cell table:number-columns-repeated="10"/>
          <table:table-cell office:value-type="string" calcext:value-type="string">
            <text:p>n</text:p>
          </table:table-cell>
          <table:table-cell table:style-name="ce1" office:value-type="float" office:value="100000" calcext:value-type="float">
            <text:p>100,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[.B13]*[.B14]*(8/1000000)" office:value-type="float" office:value="8000.113032" calcext:value-type="float">
            <text:p>8,000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 table:style-name="ce1" table:formula="of:=[.N13]*[.N14]*(8/1000000)" office:value-type="float" office:value="80000" calcext:value-type="float">
            <text:p>80,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-part</text:p>
          </table:table-cell>
          <table:table-cell office:value-type="string" calcext:value-type="string">
            <text:p>nvm rows</text:p>
          </table:table-cell>
          <table:table-cell table:number-columns-repeated="8"/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-part</text:p>
          </table:table-cell>
          <table:table-cell office:value-type="string" calcext:value-type="string">
            <text:p>nvm row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[.C17]*[.B15])/([.B17]+[.C17])" office:value-type="float" office:value="379.295604741697" calcext:value-type="float">
            <text:p>379.30</text:p>
          </table:table-cell>
          <table:table-cell table:style-name="ce4" table:formula="of:=([.D17]*1000000)/([.B14]*8)" office:value-type="float" office:value="1499.2869301683" calcext:value-type="float">
            <text:p>1499</text:p>
          </table:table-cell>
          <table:table-cell table:style-name="ce4" table:formula="of:=[.G17]*2" office:value-type="float" office:value="1499.2869301683" calcext:value-type="float">
            <text:p>1499</text:p>
          </table:table-cell>
          <table:table-cell table:style-name="ce4" office:value-type="float" office:value="749.643465084151" calcext:value-type="float">
            <text:p>7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[.O17]*[.N15])/([.N17]+[.O17])" office:value-type="float" office:value="3792.90245749815" calcext:value-type="float">
            <text:p>3792.90</text:p>
          </table:table-cell>
          <table:table-cell table:style-name="ce4" table:formula="of:=([.P17]*1000000)/([.N14]*8)" office:value-type="float" office:value="4741.12807187269" calcext:value-type="float">
            <text:p>4741</text:p>
          </table:table-cell>
          <table:table-cell table:style-name="ce4" table:formula="of:=[.S17]*2" office:value-type="float" office:value="4741.1280718727" calcext:value-type="float">
            <text:p>4741</text:p>
          </table:table-cell>
          <table:table-cell table:style-name="ce4" office:value-type="float" office:value="2370.56403593635" calcext:value-type="float">
            <text:p>237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[.C18]*[.B15])/([.B18]+[.C18])" office:value-type="float" office:value="755.90694449258" calcext:value-type="float">
            <text:p>755.91</text:p>
          </table:table-cell>
          <table:table-cell table:style-name="ce4" table:formula="of:=([.D18]*1000000)/([.B14]*8)" office:value-type="float" office:value="2987.96344627558" calcext:value-type="float">
            <text:p>2988</text:p>
          </table:table-cell>
          <table:table-cell table:style-name="ce4" table:formula="of:=[.G18]*2" office:value-type="float" office:value="2987.96344627558" calcext:value-type="float">
            <text:p>2988</text:p>
          </table:table-cell>
          <table:table-cell table:style-name="ce4" office:value-type="float" office:value="1493.98172313779" calcext:value-type="float">
            <text:p>149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[.O18]*[.N15])/([.N18]+[.O18])" office:value-type="float" office:value="7558.9626443426" calcext:value-type="float">
            <text:p>7558.96</text:p>
          </table:table-cell>
          <table:table-cell table:style-name="ce4" table:formula="of:=([.P18]*1000000)/([.N14]*8)" office:value-type="float" office:value="9448.70330542825" calcext:value-type="float">
            <text:p>9449</text:p>
          </table:table-cell>
          <table:table-cell table:style-name="ce4" table:formula="of:=[.S18]*2" office:value-type="float" office:value="9448.70330542826" calcext:value-type="float">
            <text:p>9449</text:p>
          </table:table-cell>
          <table:table-cell table:style-name="ce4" office:value-type="float" office:value="4724.35165271413" calcext:value-type="float">
            <text:p>47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[.C19]*[.B15])/([.B19]+[.C19])" office:value-type="float" office:value="1171.42166360178" calcext:value-type="float">
            <text:p>1171.42</text:p>
          </table:table-cell>
          <table:table-cell table:style-name="ce4" table:formula="of:=([.D19]*1000000)/([.B14]*8)" office:value-type="float" office:value="4630.41798533415" calcext:value-type="float">
            <text:p>4630</text:p>
          </table:table-cell>
          <table:table-cell table:style-name="ce4" table:formula="of:=[.G19]*2" office:value-type="float" office:value="4630.41798533415" calcext:value-type="float">
            <text:p>4630</text:p>
          </table:table-cell>
          <table:table-cell table:style-name="ce4" office:value-type="float" office:value="2315.20899266708" calcext:value-type="float">
            <text:p>231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[.O19]*[.N15])/([.N19]+[.O19])" office:value-type="float" office:value="11714.0511281894" calcext:value-type="float">
            <text:p>11714.05</text:p>
          </table:table-cell>
          <table:table-cell table:style-name="ce4" table:formula="of:=([.P19]*1000000)/([.N14]*8)" office:value-type="float" office:value="14642.5639102368" calcext:value-type="float">
            <text:p>14643</text:p>
          </table:table-cell>
          <table:table-cell table:style-name="ce4" table:formula="of:=[.S19]*2" office:value-type="float" office:value="14642.5639102367" calcext:value-type="float">
            <text:p>14643</text:p>
          </table:table-cell>
          <table:table-cell table:style-name="ce4" office:value-type="float" office:value="7321.28195511835" calcext:value-type="float">
            <text:p>73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[.C20]*[.B15])/([.B20]+[.C20])" office:value-type="float" office:value="1581.58784122819" calcext:value-type="float">
            <text:p>1581.59</text:p>
          </table:table-cell>
          <table:table-cell table:style-name="ce4" table:formula="of:=([.D20]*1000000)/([.B14]*8)" office:value-type="float" office:value="6251.73070719172" calcext:value-type="float">
            <text:p>6252</text:p>
          </table:table-cell>
          <table:table-cell table:style-name="ce4" table:formula="of:=[.G20]*2" office:value-type="float" office:value="6251.73070719172" calcext:value-type="float">
            <text:p>6252</text:p>
          </table:table-cell>
          <table:table-cell table:style-name="ce4" office:value-type="float" office:value="3125.86535359586" calcext:value-type="float">
            <text:p>312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[.O20]*[.N15])/([.N20]+[.O20])" office:value-type="float" office:value="15815.6549528931" calcext:value-type="float">
            <text:p>15815.65</text:p>
          </table:table-cell>
          <table:table-cell table:style-name="ce4" table:formula="of:=([.P20]*1000000)/([.N14]*8)" office:value-type="float" office:value="19769.5686911164" calcext:value-type="float">
            <text:p>19770</text:p>
          </table:table-cell>
          <table:table-cell table:style-name="ce4" table:formula="of:=[.S20]*2" office:value-type="float" office:value="19769.5686911163" calcext:value-type="float">
            <text:p>19770</text:p>
          </table:table-cell>
          <table:table-cell table:style-name="ce4" office:value-type="float" office:value="9884.78434555817" calcext:value-type="float">
            <text:p>988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[.C21]*[.B15])/([.B21]+[.C21])" office:value-type="float" office:value="1931.31695069166" calcext:value-type="float">
            <text:p>1931.32</text:p>
          </table:table-cell>
          <table:table-cell table:style-name="ce4" table:formula="of:=([.D21]*1000000)/([.B14]*8)" office:value-type="float" office:value="7634.14662860757" calcext:value-type="float">
            <text:p>7634</text:p>
          </table:table-cell>
          <table:table-cell table:style-name="ce4" table:formula="of:=[.G21]*2" office:value-type="float" office:value="7634.14662860757" calcext:value-type="float">
            <text:p>7634</text:p>
          </table:table-cell>
          <table:table-cell table:style-name="ce4" office:value-type="float" office:value="3817.07331430379" calcext:value-type="float">
            <text:p>381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[.O21]*[.N15])/([.N21]+[.O21])" office:value-type="float" office:value="19312.896635" calcext:value-type="float">
            <text:p>19312.90</text:p>
          </table:table-cell>
          <table:table-cell table:style-name="ce4" table:formula="of:=([.P21]*1000000)/([.N14]*8)" office:value-type="float" office:value="24141.12079375" calcext:value-type="float">
            <text:p>24141</text:p>
          </table:table-cell>
          <table:table-cell table:style-name="ce4" table:formula="of:=[.S21]*2" office:value-type="float" office:value="24141.12079375" calcext:value-type="float">
            <text:p>24141</text:p>
          </table:table-cell>
          <table:table-cell table:style-name="ce4" office:value-type="float" office:value="12070.560396875" calcext:value-type="float">
            <text:p>12071</text:p>
          </table:table-cell>
          <table:table-cell/>
        </table:table-row>
        <table:table-row table:style-name="ro1" table:number-rows-repeated="3">
          <table:table-cell/>
          <table:table-cell table:style-name="ce2" table:number-columns-repeated="3"/>
          <table:table-cell table:style-name="ce4"/>
          <table:table-cell table:number-columns-repeated="8"/>
          <table:table-cell table:style-name="ce2"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 array length</text:p>
          </table:table-cell>
          <table:table-cell office:value-type="string" calcext:value-type="string">
            <text:p>Dram threads</text:p>
          </table:table-cell>
          <table:table-cell office:value-type="string" calcext:value-type="string">
            <text:p>Nvdimm threads</text:p>
          </table:table-cell>
          <table:table-cell office:value-type="string" calcext:value-type="string">
            <text:p>Dram max average</text:p>
          </table:table-cell>
          <table:table-cell office:value-type="string" calcext:value-type="string">
            <text:p>Nvdimm max average</text:p>
          </table:table-cell>
          <table:table-cell office:value-type="string" calcext:value-type="string">
            <text:p>Total max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 array length</text:p>
          </table:table-cell>
          <table:table-cell office:value-type="string" calcext:value-type="string">
            <text:p>Dram threads</text:p>
          </table:table-cell>
          <table:table-cell office:value-type="string" calcext:value-type="string">
            <text:p>Nvdimm threads</text:p>
          </table:table-cell>
          <table:table-cell office:value-type="string" calcext:value-type="string">
            <text:p>Dram max average</text:p>
          </table:table-cell>
          <table:table-cell office:value-type="string" calcext:value-type="string">
            <text:p>Nvdimm max average</text:p>
          </table:table-cell>
          <table:table-cell office:value-type="string" calcext:value-type="string">
            <text:p>Total max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309893" calcext:value-type="float">
            <text:p>0.3099</text:p>
          </table:table-cell>
          <table:table-cell table:style-name="ce3" office:value-type="float" office:value="0.34313" calcext:value-type="float">
            <text:p>0.3431</text:p>
          </table:table-cell>
          <table:table-cell table:style-name="ce3" office:value-type="float" office:value="0.345743" calcext:value-type="float">
            <text:p>0.3457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2371" calcext:value-type="float">
            <text:p>237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.74226" calcext:value-type="float">
            <text:p>3.7423</text:p>
          </table:table-cell>
          <table:table-cell table:style-name="ce3" office:value-type="float" office:value="4.416618" calcext:value-type="float">
            <text:p>4.4166</text:p>
          </table:table-cell>
          <table:table-cell table:style-name="ce3" office:value-type="float" office:value="6.112385" calcext:value-type="float">
            <text:p>6.1124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1494" calcext:value-type="float">
            <text:p>149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311658" calcext:value-type="float">
            <text:p>0.3117</text:p>
          </table:table-cell>
          <table:table-cell table:style-name="ce3" office:value-type="float" office:value="0.341643" calcext:value-type="float">
            <text:p>0.3416</text:p>
          </table:table-cell>
          <table:table-cell table:style-name="ce3" office:value-type="float" office:value="0.342723" calcext:value-type="float">
            <text:p>0.3427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4724" calcext:value-type="float">
            <text:p>47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.006128" calcext:value-type="float">
            <text:p>4.0061</text:p>
          </table:table-cell>
          <table:table-cell table:style-name="ce3" office:value-type="float" office:value="5.079879" calcext:value-type="float">
            <text:p>5.0799</text:p>
          </table:table-cell>
          <table:table-cell table:style-name="ce3" office:value-type="float" office:value="7.118106" calcext:value-type="float">
            <text:p>7.1181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2315" calcext:value-type="float">
            <text:p>23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293726" calcext:value-type="float">
            <text:p>0.2937</text:p>
          </table:table-cell>
          <table:table-cell table:style-name="ce3" office:value-type="float" office:value="0.352209" calcext:value-type="float">
            <text:p>0.3522</text:p>
          </table:table-cell>
          <table:table-cell table:style-name="ce3" office:value-type="float" office:value="0.354228" calcext:value-type="float">
            <text:p>0.3542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7321" calcext:value-type="float">
            <text:p>73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.029383" calcext:value-type="float">
            <text:p>4.0294</text:p>
          </table:table-cell>
          <table:table-cell table:style-name="ce3" office:value-type="float" office:value="7.352542" calcext:value-type="float">
            <text:p>7.3525</text:p>
          </table:table-cell>
          <table:table-cell table:style-name="ce3" office:value-type="float" office:value="7.841161" calcext:value-type="float">
            <text:p>7.8412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3126" calcext:value-type="float">
            <text:p>31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288154" calcext:value-type="float">
            <text:p>0.2882</text:p>
          </table:table-cell>
          <table:table-cell table:style-name="ce3" office:value-type="float" office:value="0.357096" calcext:value-type="float">
            <text:p>0.3571</text:p>
          </table:table-cell>
          <table:table-cell table:style-name="ce3" office:value-type="float" office:value="0.3578" calcext:value-type="float">
            <text:p>0.3578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9885" calcext:value-type="float">
            <text:p>988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.044888" calcext:value-type="float">
            <text:p>4.0449</text:p>
          </table:table-cell>
          <table:table-cell table:style-name="ce3" office:value-type="float" office:value="6.24842" calcext:value-type="float">
            <text:p>6.2484</text:p>
          </table:table-cell>
          <table:table-cell table:style-name="ce3" office:value-type="float" office:value="7.323122" calcext:value-type="float">
            <text:p>7.3231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3817" calcext:value-type="float">
            <text:p>38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9003" calcext:value-type="float">
            <text:p>0.2900</text:p>
          </table:table-cell>
          <table:table-cell table:style-name="ce3" office:value-type="float" office:value="0.350986" calcext:value-type="float">
            <text:p>0.3510</text:p>
          </table:table-cell>
          <table:table-cell table:style-name="ce3" office:value-type="float" office:value="0.351243" calcext:value-type="float">
            <text:p>0.3512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12071" calcext:value-type="float">
            <text:p>1207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.055596" calcext:value-type="float">
            <text:p>4.0556</text:p>
          </table:table-cell>
          <table:table-cell table:style-name="ce3" office:value-type="float" office:value="7.768049" calcext:value-type="float">
            <text:p>7.7680</text:p>
          </table:table-cell>
          <table:table-cell table:style-name="ce3" office:value-type="float" office:value="7.768087" calcext:value-type="float">
            <text:p>7.7681</text:p>
          </table:table-cell>
        </table:table-row>
        <table:table-row table:style-name="ro1" table:number-rows-repeated="26">
          <table:table-cell table:number-columns-repeated="20"/>
        </table:table-row>
        <table:table-row table:style-name="ro1">
          <table:table-cell office:value-type="string" calcext:value-type="string">
            <text:p>Prediction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DRAM speed</text:p>
          </table:table-cell>
          <table:table-cell office:value-type="string" calcext:value-type="string">
            <text:p>DRAM Size</text:p>
          </table:table-cell>
          <table:table-cell office:value-type="string" calcext:value-type="string">
            <text:p>DRAM pred.time</text:p>
          </table:table-cell>
          <table:table-cell office:value-type="string" calcext:value-type="string">
            <text:p>NVDIMM speed</text:p>
          </table:table-cell>
          <table:table-cell office:value-type="string" calcext:value-type="string">
            <text:p>NVDIMM Size</text:p>
          </table:table-cell>
          <table:table-cell office:value-type="string" calcext:value-type="string">
            <text:p>NVDIMM pred.time</text:p>
          </table:table-cell>
          <table:table-cell table:number-columns-repeated="5"/>
          <table:table-cell office:value-type="string" calcext:value-type="string">
            <text:p>Threads</text:p>
          </table:table-cell>
          <table:table-cell office:value-type="string" calcext:value-type="string">
            <text:p>DRAM speed</text:p>
          </table:table-cell>
          <table:table-cell office:value-type="string" calcext:value-type="string">
            <text:p>DRAM Size</text:p>
          </table:table-cell>
          <table:table-cell office:value-type="string" calcext:value-type="string">
            <text:p>DRAM pred.time</text:p>
          </table:table-cell>
          <table:table-cell office:value-type="string" calcext:value-type="string">
            <text:p>NVDIMM speed</text:p>
          </table:table-cell>
          <table:table-cell office:value-type="string" calcext:value-type="string">
            <text:p>NVDIMM Size</text:p>
          </table:table-cell>
          <table:table-cell office:value-type="string" calcext:value-type="string">
            <text:p>NVDIMM pred.ti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table:formula="of:=16000-[.F59]" office:value-type="float" office:value="15241.4087905166" calcext:value-type="float">
            <text:p>15241.41</text:p>
          </table:table-cell>
          <table:table-cell table:style-name="ce3" table:formula="of:=[.C59]/[.B59]" office:value-type="float" office:value="0.249683792066521" calcext:value-type="float">
            <text:p>0.2497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[.D17]*2" office:value-type="float" office:value="758.591209483395" calcext:value-type="float">
            <text:p>758.59</text:p>
          </table:table-cell>
          <table:table-cell table:style-name="ce3" table:formula="of:=[.F59]/[.E59]" office:value-type="float" office:value="0.249687495432631" calcext:value-type="float">
            <text:p>0.249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table:formula="of:=160000-[.R59]" office:value-type="float" office:value="152414.195085004" calcext:value-type="float">
            <text:p>152414.20</text:p>
          </table:table-cell>
          <table:table-cell table:style-name="ce3" table:formula="of:=(([.O59]/2)*3)/[.N59]" office:value-type="float" office:value="3.74525951471778" calcext:value-type="float">
            <text:p>3.7453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[.P17]*2" office:value-type="float" office:value="7585.8049149963" calcext:value-type="float">
            <text:p>7585.80</text:p>
          </table:table-cell>
          <table:table-cell table:style-name="ce3" table:formula="of:=(([.R59]/2)*3)/[.Q59]" office:value-type="float" office:value="3.74525951471777" calcext:value-type="float">
            <text:p>3.74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table:formula="of:=16000-[.F60]" office:value-type="float" office:value="14488.1861110148" calcext:value-type="float">
            <text:p>14488.19</text:p>
          </table:table-cell>
          <table:table-cell table:style-name="ce3" table:formula="of:=[.C60]/[.B60]" office:value-type="float" office:value="0.250826438858178" calcext:value-type="float">
            <text:p>0.2508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[.D18]*2" office:value-type="float" office:value="1511.81388898516" calcext:value-type="float">
            <text:p>1511.81</text:p>
          </table:table-cell>
          <table:table-cell table:style-name="ce3" table:formula="of:=[.F60]/[.E60]" office:value-type="float" office:value="0.25083035258676" calcext:value-type="float">
            <text:p>0.250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table:formula="of:=160000-[.R60]" office:value-type="float" office:value="144882.074711315" calcext:value-type="float">
            <text:p>144882.07</text:p>
          </table:table-cell>
          <table:table-cell table:style-name="ce3" table:formula="of:=(([.O60]/2)*3)/[.N60]" office:value-type="float" office:value="3.7624021298217" calcext:value-type="float">
            <text:p>3.7624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[.P18]*2" office:value-type="float" office:value="15117.9252886852" calcext:value-type="float">
            <text:p>15117.93</text:p>
          </table:table-cell>
          <table:table-cell table:style-name="ce3" table:formula="of:=(([.R60]/2)*3)/[.Q60]" office:value-type="float" office:value="3.7624021298217" calcext:value-type="float">
            <text:p>3.76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table:formula="of:=16000-[.F61]" office:value-type="float" office:value="13657.1566727964" calcext:value-type="float">
            <text:p>13657.16</text:p>
          </table:table-cell>
          <table:table-cell table:style-name="ce3" table:formula="of:=[.C61]/[.B61]" office:value-type="float" office:value="0.254005848662874" calcext:value-type="float">
            <text:p>0.2540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[.D19]*2" office:value-type="float" office:value="2342.84332720355" calcext:value-type="float">
            <text:p>2342.84</text:p>
          </table:table-cell>
          <table:table-cell table:style-name="ce3" table:formula="of:=[.F61]/[.E61]" office:value-type="float" office:value="0.254010053167482" calcext:value-type="float">
            <text:p>0.254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table:formula="of:=160000-[.R61]" office:value-type="float" office:value="136571.897743621" calcext:value-type="float">
            <text:p>136571.90</text:p>
          </table:table-cell>
          <table:table-cell table:style-name="ce3" table:formula="of:=(([.O61]/2)*3)/[.N61]" office:value-type="float" office:value="3.81009696465222" calcext:value-type="float">
            <text:p>3.8101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[.P19]*2" office:value-type="float" office:value="23428.1022563788" calcext:value-type="float">
            <text:p>23428.10</text:p>
          </table:table-cell>
          <table:table-cell table:style-name="ce3" table:formula="of:=(([.R61]/2)*3)/[.Q61]" office:value-type="float" office:value="3.81009696465223" calcext:value-type="float">
            <text:p>3.81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table:formula="of:=16000-[.F62]" office:value-type="float" office:value="12836.8243175436" calcext:value-type="float">
            <text:p>12836.82</text:p>
          </table:table-cell>
          <table:table-cell table:style-name="ce3" table:formula="of:=[.C62]/[.B62]" office:value-type="float" office:value="0.250436547185594" calcext:value-type="float">
            <text:p>0.2504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[.D20]*2" office:value-type="float" office:value="3163.17568245638" calcext:value-type="float">
            <text:p>3163.18</text:p>
          </table:table-cell>
          <table:table-cell table:style-name="ce3" table:formula="of:=[.F62]/[.E62]" office:value-type="float" office:value="0.250440957519972" calcext:value-type="float">
            <text:p>0.250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table:formula="of:=160000-[.R62]" office:value-type="float" office:value="128368.690094214" calcext:value-type="float">
            <text:p>128368.69</text:p>
          </table:table-cell>
          <table:table-cell table:style-name="ce3" table:formula="of:=(([.O62]/2)*3)/[.N62]" office:value-type="float" office:value="3.75656128634517" calcext:value-type="float">
            <text:p>3.7566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[.P20]*2" office:value-type="float" office:value="31631.3099057862" calcext:value-type="float">
            <text:p>31631.31</text:p>
          </table:table-cell>
          <table:table-cell table:style-name="ce3" table:formula="of:=(([.R62]/2)*3)/[.Q62]" office:value-type="float" office:value="3.75656128634518" calcext:value-type="float">
            <text:p>3.756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table:formula="of:=16000-[.F63]" office:value-type="float" office:value="12137.3660986167" calcext:value-type="float">
            <text:p>12137.37</text:p>
          </table:table-cell>
          <table:table-cell table:style-name="ce3" table:formula="of:=[.C63]/[.B63]" office:value-type="float" office:value="0.254074522298096" calcext:value-type="float">
            <text:p>0.2541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[.D21]*2" office:value-type="float" office:value="3862.63390138332" calcext:value-type="float">
            <text:p>3862.63</text:p>
          </table:table-cell>
          <table:table-cell table:style-name="ce3" table:formula="of:=[.F63]/[.E63]" office:value-type="float" office:value="0.254079254552387" calcext:value-type="float">
            <text:p>0.254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table:formula="of:=160000-[.R63]" office:value-type="float" office:value="121374.20673" calcext:value-type="float">
            <text:p>121374.21</text:p>
          </table:table-cell>
          <table:table-cell table:style-name="ce3" table:formula="of:=(([.O63]/2)*3)/[.N63]" office:value-type="float" office:value="3.81113497075981" calcext:value-type="float">
            <text:p>3.8111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[.P21]*2" office:value-type="float" office:value="38625.79327" calcext:value-type="float">
            <text:p>38625.79</text:p>
          </table:table-cell>
          <table:table-cell table:style-name="ce3" table:formula="of:=(([.R63]/2)*3)/[.Q63]" office:value-type="float" office:value="3.8111349707598" calcext:value-type="float">
            <text:p>3.8111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 table:number-columns-repeated="15"/>
        </table:table-row>
        <table:table-row table:style-name="ro1">
          <table:table-cell table:number-columns-repeated="3"/>
          <table:table-cell table:formula="of:=[.C59]+[.F68]" office:value-type="float" office:value="15620.8847905166" calcext:value-type="float">
            <text:p>15620.8847905166</text:p>
          </table:table-cell>
          <table:table-cell table:number-columns-repeated="1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5"/>
          <table:table-cell table:style-name="ce2" table:formula="of:=(([.B26]*[.C26])*8*2)/1000000" office:value-type="float" office:value="379.476" calcext:value-type="float">
            <text:p>379.48</text:p>
          </table:table-cell>
          <table:table-cell table:number-columns-repeated="14"/>
        </table:table-row>
        <table:table-row table:style-name="ro1">
          <table:table-cell table:number-columns-repeated="5"/>
          <table:table-cell table:style-name="ce2" table:formula="of:=(([.B27]*[.C27])*8*2)/1000000" office:value-type="float" office:value="755.916192" calcext:value-type="float">
            <text:p>755.92</text:p>
          </table:table-cell>
          <table:table-cell table:number-columns-repeated="11"/>
          <table:table-cell table:formula="of:=[.P59]-[.R87]" office:value-type="float" office:value="0.00299951471777549" calcext:value-type="float">
            <text:p>0.00299951471777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(([.B28]*[.C28])*8*2)/1000000" office:value-type="float" office:value="1171.31592" calcext:value-type="float">
            <text:p>1171.32</text:p>
          </table:table-cell>
          <table:table-cell table:number-columns-repeated="11"/>
          <table:table-cell table:formula="of:=[.P60]-[.R88]" office:value-type="float" office:value="-0.243725870178297" calcext:value-type="float">
            <text:p>-0.243725870178297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(([.B29]*[.C29])*8*2)/1000000" office:value-type="float" office:value="1581.655968" calcext:value-type="float">
            <text:p>1581.66</text:p>
          </table:table-cell>
          <table:table-cell table:number-columns-repeated="11"/>
          <table:table-cell table:formula="of:=[.P61]-[.R89]" office:value-type="float" office:value="-0.21928603534778" calcext:value-type="float">
            <text:p>-0.21928603534778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table:formula="of:=(([.B30]*[.C30])*8*2)/1000000" office:value-type="float" office:value="1931.279856" calcext:value-type="float">
            <text:p>1931.28</text:p>
          </table:table-cell>
          <table:table-cell table:number-columns-repeated="11"/>
          <table:table-cell table:formula="of:=[.P62]-[.R90]" office:value-type="float" office:value="-0.288326713654832" calcext:value-type="float">
            <text:p>-0.288326713654832</text:p>
          </table:table-cell>
          <table:table-cell table:number-columns-repeated="2"/>
        </table:table-row>
        <table:table-row table:style-name="ro1">
          <table:table-cell table:number-columns-repeated="17"/>
          <table:table-cell table:formula="of:=[.P63]-[.R91]" office:value-type="float" office:value="-0.244461029240192" calcext:value-type="float">
            <text:p>-0.24446102924019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_array_length</text:p>
          </table:table-cell>
          <table:table-cell office:value-type="string" calcext:value-type="string">
            <text:p>dram_threads</text:p>
          </table:table-cell>
          <table:table-cell office:value-type="string" calcext:value-type="string">
            <text:p>nvdimm_threads</text:p>
          </table:table-cell>
          <table:table-cell office:value-type="string" calcext:value-type="string">
            <text:p><text:s/>dram_average</text:p>
          </table:table-cell>
          <table:table-cell office:value-type="string" calcext:value-type="string">
            <text:p>dram_min_average</text:p>
          </table:table-cell>
          <table:table-cell office:value-type="string" calcext:value-type="string">
            <text:p>dram_max_average</text:p>
          </table:table-cell>
          <table:table-cell office:value-type="string" calcext:value-type="string">
            <text:p><text:s/>nvdimm_average</text:p>
          </table:table-cell>
          <table:table-cell office:value-type="string" calcext:value-type="string">
            <text:p>nvdimm_min_average</text:p>
          </table:table-cell>
          <table:table-cell office:value-type="string" calcext:value-type="string">
            <text:p>nvdimm_max_average</text:p>
          </table:table-cell>
          <table:table-cell office:value-type="string" calcext:value-type="string">
            <text:p><text:s/>total_average</text:p>
          </table:table-cell>
          <table:table-cell office:value-type="string" calcext:value-type="string">
            <text:p>total_min</text:p>
          </table:table-cell>
          <table:table-cell office:value-type="string" calcext:value-type="string">
            <text:p>total_max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1499" calcext:value-type="float">
            <text:p>149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245447" calcext:value-type="float">
            <text:p>0.245447</text:p>
          </table:table-cell>
          <table:table-cell office:value-type="float" office:value="0.237143" calcext:value-type="float">
            <text:p>0.237143</text:p>
          </table:table-cell>
          <table:table-cell office:value-type="float" office:value="0.270195" calcext:value-type="float">
            <text:p>0.270195</text:p>
          </table:table-cell>
          <table:table-cell office:value-type="float" office:value="0.617011" calcext:value-type="float">
            <text:p>0.617011</text:p>
          </table:table-cell>
          <table:table-cell office:value-type="float" office:value="0.616757" calcext:value-type="float">
            <text:p>0.616757</text:p>
          </table:table-cell>
          <table:table-cell office:value-type="float" office:value="0.617189" calcext:value-type="float">
            <text:p>0.617189</text:p>
          </table:table-cell>
          <table:table-cell office:value-type="float" office:value="0.617068" calcext:value-type="float">
            <text:p>0.617068</text:p>
          </table:table-cell>
          <table:table-cell office:value-type="float" office:value="0.616238" calcext:value-type="float">
            <text:p>0.616238</text:p>
          </table:table-cell>
          <table:table-cell office:value-type="float" office:value="0.618069" calcext:value-type="float">
            <text:p>0.6180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2988" calcext:value-type="float">
            <text:p>298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238784" calcext:value-type="float">
            <text:p>0.238784</text:p>
          </table:table-cell>
          <table:table-cell office:value-type="float" office:value="0.232649" calcext:value-type="float">
            <text:p>0.232649</text:p>
          </table:table-cell>
          <table:table-cell office:value-type="float" office:value="0.280465" calcext:value-type="float">
            <text:p>0.280465</text:p>
          </table:table-cell>
          <table:table-cell office:value-type="float" office:value="0.563125" calcext:value-type="float">
            <text:p>0.563125</text:p>
          </table:table-cell>
          <table:table-cell office:value-type="float" office:value="0.51473" calcext:value-type="float">
            <text:p>0.51473</text:p>
          </table:table-cell>
          <table:table-cell office:value-type="float" office:value="0.611637" calcext:value-type="float">
            <text:p>0.611637</text:p>
          </table:table-cell>
          <table:table-cell office:value-type="float" office:value="0.611575" calcext:value-type="float">
            <text:p>0.611575</text:p>
          </table:table-cell>
          <table:table-cell office:value-type="float" office:value="0.610753" calcext:value-type="float">
            <text:p>0.610753</text:p>
          </table:table-cell>
          <table:table-cell office:value-type="float" office:value="0.61322" calcext:value-type="float">
            <text:p>0.6132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4630" calcext:value-type="float">
            <text:p>463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234995" calcext:value-type="float">
            <text:p>0.234995</text:p>
          </table:table-cell>
          <table:table-cell office:value-type="float" office:value="0.224743" calcext:value-type="float">
            <text:p>0.224743</text:p>
          </table:table-cell>
          <table:table-cell office:value-type="float" office:value="0.272486" calcext:value-type="float">
            <text:p>0.272486</text:p>
          </table:table-cell>
          <table:table-cell office:value-type="float" office:value="0.573137" calcext:value-type="float">
            <text:p>0.573137</text:p>
          </table:table-cell>
          <table:table-cell office:value-type="float" office:value="0.536958" calcext:value-type="float">
            <text:p>0.536958</text:p>
          </table:table-cell>
          <table:table-cell office:value-type="float" office:value="0.642654" calcext:value-type="float">
            <text:p>0.642654</text:p>
          </table:table-cell>
          <table:table-cell office:value-type="float" office:value="0.642585" calcext:value-type="float">
            <text:p>0.642585</text:p>
          </table:table-cell>
          <table:table-cell office:value-type="float" office:value="0.639765" calcext:value-type="float">
            <text:p>0.639765</text:p>
          </table:table-cell>
          <table:table-cell office:value-type="float" office:value="0.647202" calcext:value-type="float">
            <text:p>0.64720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6252" calcext:value-type="float">
            <text:p>625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231951" calcext:value-type="float">
            <text:p>0.231951</text:p>
          </table:table-cell>
          <table:table-cell office:value-type="float" office:value="0.21863" calcext:value-type="float">
            <text:p>0.21863</text:p>
          </table:table-cell>
          <table:table-cell office:value-type="float" office:value="0.264582" calcext:value-type="float">
            <text:p>0.264582</text:p>
          </table:table-cell>
          <table:table-cell office:value-type="float" office:value="0.57145" calcext:value-type="float">
            <text:p>0.57145</text:p>
          </table:table-cell>
          <table:table-cell office:value-type="float" office:value="0.543599" calcext:value-type="float">
            <text:p>0.543599</text:p>
          </table:table-cell>
          <table:table-cell office:value-type="float" office:value="0.657058" calcext:value-type="float">
            <text:p>0.657058</text:p>
          </table:table-cell>
          <table:table-cell office:value-type="float" office:value="0.650668" calcext:value-type="float">
            <text:p>0.650668</text:p>
          </table:table-cell>
          <table:table-cell office:value-type="float" office:value="0.647312" calcext:value-type="float">
            <text:p>0.647312</text:p>
          </table:table-cell>
          <table:table-cell office:value-type="float" office:value="0.659133" calcext:value-type="float">
            <text:p>0.65913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7634" calcext:value-type="float">
            <text:p>763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229432" calcext:value-type="float">
            <text:p>0.229432</text:p>
          </table:table-cell>
          <table:table-cell office:value-type="float" office:value="0.220512" calcext:value-type="float">
            <text:p>0.220512</text:p>
          </table:table-cell>
          <table:table-cell office:value-type="float" office:value="0.253776" calcext:value-type="float">
            <text:p>0.253776</text:p>
          </table:table-cell>
          <table:table-cell office:value-type="float" office:value="0.558794" calcext:value-type="float">
            <text:p>0.558794</text:p>
          </table:table-cell>
          <table:table-cell office:value-type="float" office:value="0.53725" calcext:value-type="float">
            <text:p>0.53725</text:p>
          </table:table-cell>
          <table:table-cell office:value-type="float" office:value="0.641575" calcext:value-type="float">
            <text:p>0.641575</text:p>
          </table:table-cell>
          <table:table-cell office:value-type="float" office:value="0.64161" calcext:value-type="float">
            <text:p>0.64161</text:p>
          </table:table-cell>
          <table:table-cell office:value-type="float" office:value="0.641118" calcext:value-type="float">
            <text:p>0.641118</text:p>
          </table:table-cell>
          <table:table-cell office:value-type="float" office:value="0.643064" calcext:value-type="float">
            <text:p>0.643064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office:value-type="string" calcext:value-type="string">
            <text:p>gammel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 array length</text:p>
          </table:table-cell>
          <table:table-cell office:value-type="string" calcext:value-type="string">
            <text:p>Dram threads</text:p>
          </table:table-cell>
          <table:table-cell office:value-type="string" calcext:value-type="string">
            <text:p>Nvdimm threads</text:p>
          </table:table-cell>
          <table:table-cell office:value-type="string" calcext:value-type="string">
            <text:p>Dram max average</text:p>
          </table:table-cell>
          <table:table-cell office:value-type="string" calcext:value-type="string">
            <text:p>Nvdimm max average</text:p>
          </table:table-cell>
          <table:table-cell office:value-type="string" calcext:value-type="string">
            <text:p>Total max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 array length</text:p>
          </table:table-cell>
          <table:table-cell office:value-type="string" calcext:value-type="string">
            <text:p>Dram threads</text:p>
          </table:table-cell>
          <table:table-cell office:value-type="string" calcext:value-type="string">
            <text:p>Nvdimm threads</text:p>
          </table:table-cell>
          <table:table-cell office:value-type="string" calcext:value-type="string">
            <text:p>Dram max average</text:p>
          </table:table-cell>
          <table:table-cell office:value-type="string" calcext:value-type="string">
            <text:p>Nvdimm max average</text:p>
          </table:table-cell>
          <table:table-cell office:value-type="string" calcext:value-type="string">
            <text:p>Total max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309893" calcext:value-type="float">
            <text:p>0.3099</text:p>
          </table:table-cell>
          <table:table-cell table:style-name="ce3" office:value-type="float" office:value="0.34313" calcext:value-type="float">
            <text:p>0.3431</text:p>
          </table:table-cell>
          <table:table-cell table:style-name="ce3" office:value-type="float" office:value="0.345743" calcext:value-type="float">
            <text:p>0.3457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2371" calcext:value-type="float">
            <text:p>237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.74226" calcext:value-type="float">
            <text:p>3.7423</text:p>
          </table:table-cell>
          <table:table-cell table:style-name="ce3" office:value-type="float" office:value="4.416618" calcext:value-type="float">
            <text:p>4.4166</text:p>
          </table:table-cell>
          <table:table-cell table:style-name="ce3" office:value-type="float" office:value="6.112385" calcext:value-type="float">
            <text:p>6.1124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1494" calcext:value-type="float">
            <text:p>149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311658" calcext:value-type="float">
            <text:p>0.3117</text:p>
          </table:table-cell>
          <table:table-cell table:style-name="ce3" office:value-type="float" office:value="0.341643" calcext:value-type="float">
            <text:p>0.3416</text:p>
          </table:table-cell>
          <table:table-cell table:style-name="ce3" office:value-type="float" office:value="0.342723" calcext:value-type="float">
            <text:p>0.3427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4724" calcext:value-type="float">
            <text:p>47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.006128" calcext:value-type="float">
            <text:p>4.0061</text:p>
          </table:table-cell>
          <table:table-cell table:style-name="ce3" office:value-type="float" office:value="5.079879" calcext:value-type="float">
            <text:p>5.0799</text:p>
          </table:table-cell>
          <table:table-cell table:style-name="ce3" office:value-type="float" office:value="7.118106" calcext:value-type="float">
            <text:p>7.1181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2315" calcext:value-type="float">
            <text:p>23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293726" calcext:value-type="float">
            <text:p>0.2937</text:p>
          </table:table-cell>
          <table:table-cell table:style-name="ce3" office:value-type="float" office:value="0.352209" calcext:value-type="float">
            <text:p>0.3522</text:p>
          </table:table-cell>
          <table:table-cell table:style-name="ce3" office:value-type="float" office:value="0.354228" calcext:value-type="float">
            <text:p>0.3542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7321" calcext:value-type="float">
            <text:p>73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.029383" calcext:value-type="float">
            <text:p>4.0294</text:p>
          </table:table-cell>
          <table:table-cell table:style-name="ce3" office:value-type="float" office:value="7.352542" calcext:value-type="float">
            <text:p>7.3525</text:p>
          </table:table-cell>
          <table:table-cell table:style-name="ce3" office:value-type="float" office:value="7.841161" calcext:value-type="float">
            <text:p>7.8412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3126" calcext:value-type="float">
            <text:p>31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288154" calcext:value-type="float">
            <text:p>0.2882</text:p>
          </table:table-cell>
          <table:table-cell table:style-name="ce3" office:value-type="float" office:value="0.357096" calcext:value-type="float">
            <text:p>0.3571</text:p>
          </table:table-cell>
          <table:table-cell table:style-name="ce3" office:value-type="float" office:value="0.3578" calcext:value-type="float">
            <text:p>0.3578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9885" calcext:value-type="float">
            <text:p>988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.044888" calcext:value-type="float">
            <text:p>4.0449</text:p>
          </table:table-cell>
          <table:table-cell table:style-name="ce3" office:value-type="float" office:value="6.24842" calcext:value-type="float">
            <text:p>6.2484</text:p>
          </table:table-cell>
          <table:table-cell table:style-name="ce3" office:value-type="float" office:value="7.323122" calcext:value-type="float">
            <text:p>7.3231</text:p>
          </table:table-cell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3817" calcext:value-type="float">
            <text:p>38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9003" calcext:value-type="float">
            <text:p>0.2900</text:p>
          </table:table-cell>
          <table:table-cell table:style-name="ce3" office:value-type="float" office:value="0.350986" calcext:value-type="float">
            <text:p>0.3510</text:p>
          </table:table-cell>
          <table:table-cell table:style-name="ce3" office:value-type="float" office:value="0.351243" calcext:value-type="float">
            <text:p>0.3512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12071" calcext:value-type="float">
            <text:p>1207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.055596" calcext:value-type="float">
            <text:p>4.0556</text:p>
          </table:table-cell>
          <table:table-cell table:style-name="ce3" office:value-type="float" office:value="7.768049" calcext:value-type="float">
            <text:p>7.7680</text:p>
          </table:table-cell>
          <table:table-cell table:style-name="ce3" office:value-type="float" office:value="7.768087" calcext:value-type="float">
            <text:p>7.7681</text:p>
          </table:table-cell>
        </table:table-row>
      </table:table>
      <table:table table:name="Second_test" table:style-name="ta1">
        <table:shapes>
          <draw:frame draw:z-index="0" draw:style-name="gr1" draw:text-style-name="P1" svg:width="6.2988in" svg:height="3.5429in" svg:x="0.7114in" svg:y="5.6449in">
            <draw:object draw:notify-on-update-of-ranges="Second_test.H26:Second_test.H30 Second_test.F26:Second_test.F30 Second_test.G26:Second_test.G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1.2803in" svg:y="5.6445in">
            <draw:object draw:notify-on-update-of-ranges="Second_test.T26:Second_test.T30 Second_test.R26:Second_test.R30 Second_test.S26:Second_test.S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 table:number-rows-repeated="12">
          <table:table-cell table:number-columns-repeated="22"/>
        </table:table-row>
        <table:table-row table:style-name="ro1">
          <table:table-cell office:value-type="string" calcext:value-type="string">
            <text:p>m</text:p>
          </table:table-cell>
          <table:table-cell table:style-name="ce1" office:value-type="float" office:value="31623" calcext:value-type="float">
            <text:p>31,623</text:p>
          </table:table-cell>
          <table:table-cell table:number-columns-repeated="10"/>
          <table:table-cell office:value-type="string" calcext:value-type="string">
            <text:p>m</text:p>
          </table:table-cell>
          <table:table-cell table:style-name="ce1" office:value-type="float" office:value="100000" calcext:value-type="float">
            <text:p>100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float" office:value="31623" calcext:value-type="float">
            <text:p>31,623</text:p>
          </table:table-cell>
          <table:table-cell table:number-columns-repeated="10"/>
          <table:table-cell office:value-type="string" calcext:value-type="string">
            <text:p>n</text:p>
          </table:table-cell>
          <table:table-cell table:style-name="ce1" office:value-type="float" office:value="100000" calcext:value-type="float">
            <text:p>100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[.B13]*[.B14]*(8/1000000)" office:value-type="float" office:value="8000.113032" calcext:value-type="float">
            <text:p>8,000</text:p>
          </table:table-cell>
          <table:table-cell table:number-columns-repeated="10"/>
          <table:table-cell office:value-type="string" calcext:value-type="string">
            <text:p>Total</text:p>
          </table:table-cell>
          <table:table-cell table:style-name="ce1" table:formula="of:=[.N13]*[.N14]*(8/1000000)" office:value-type="float" office:value="80000" calcext:value-type="float">
            <text:p>80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-part</text:p>
          </table:table-cell>
          <table:table-cell office:value-type="string" calcext:value-type="string">
            <text:p>nvm_rows</text:p>
          </table:table-cell>
          <table:table-cell table:number-columns-repeated="7"/>
          <table:table-cell office:value-type="string" calcext:value-type="string">
            <text:p>Threads</text:p>
          </table:table-cell>
          <table:table-cell office:value-type="string" calcext:value-type="string">
            <text:p>dram</text:p>
          </table:table-cell>
          <table:table-cell office:value-type="string" calcext:value-type="string">
            <text:p>nvm</text:p>
          </table:table-cell>
          <table:table-cell office:value-type="string" calcext:value-type="string">
            <text:p>Nvm-part</text:p>
          </table:table-cell>
          <table:table-cell office:value-type="string" calcext:value-type="string">
            <text:p>nvm_row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[.C17]*[.B15])/([.B17]+[.C17])" office:value-type="float" office:value="379.295604741697" calcext:value-type="float">
            <text:p>379.30</text:p>
          </table:table-cell>
          <table:table-cell table:style-name="ce4" table:formula="of:=([.D17]*1000000)/([.B14]*2*8)" office:value-type="float" office:value="749.643465084151" calcext:value-type="float">
            <text:p>75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[.O17]*[.N15])/([.N17]+[.O17])" office:value-type="float" office:value="3792.90245749815" calcext:value-type="float">
            <text:p>3792.90</text:p>
          </table:table-cell>
          <table:table-cell table:style-name="ce4" table:formula="of:=([.P17]*1000000)/([.N14]*2*8)" office:value-type="float" office:value="2370.56403593635" calcext:value-type="float">
            <text:p>237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[.C18]*[.B15])/([.B18]+[.C18])" office:value-type="float" office:value="755.90694449258" calcext:value-type="float">
            <text:p>755.91</text:p>
          </table:table-cell>
          <table:table-cell table:style-name="ce4" table:formula="of:=([.D18]*1000000)/([.B14]*2*8)" office:value-type="float" office:value="1493.98172313779" calcext:value-type="float">
            <text:p>149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[.O18]*[.N15])/([.N18]+[.O18])" office:value-type="float" office:value="7558.9626443426" calcext:value-type="float">
            <text:p>7558.96</text:p>
          </table:table-cell>
          <table:table-cell table:style-name="ce4" table:formula="of:=([.P18]*1000000)/([.N14]*2*8)" office:value-type="float" office:value="4724.35165271413" calcext:value-type="float">
            <text:p>472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[.C19]*[.B15])/([.B19]+[.C19])" office:value-type="float" office:value="1171.42166360178" calcext:value-type="float">
            <text:p>1171.42</text:p>
          </table:table-cell>
          <table:table-cell table:style-name="ce4" table:formula="of:=([.D19]*1000000)/([.B14]*2*8)" office:value-type="float" office:value="2315.20899266708" calcext:value-type="float">
            <text:p>231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[.O19]*[.N15])/([.N19]+[.O19])" office:value-type="float" office:value="11714.0511281894" calcext:value-type="float">
            <text:p>11714.05</text:p>
          </table:table-cell>
          <table:table-cell table:style-name="ce4" table:formula="of:=([.P19]*1000000)/([.N14]*2*8)" office:value-type="float" office:value="7321.28195511835" calcext:value-type="float">
            <text:p>73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[.C20]*[.B15])/([.B20]+[.C20])" office:value-type="float" office:value="1581.58784122819" calcext:value-type="float">
            <text:p>1581.59</text:p>
          </table:table-cell>
          <table:table-cell table:style-name="ce4" table:formula="of:=([.D20]*1000000)/([.B14]*2*8)" office:value-type="float" office:value="3125.86535359586" calcext:value-type="float">
            <text:p>312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[.O20]*[.N15])/([.N20]+[.O20])" office:value-type="float" office:value="15815.6549528931" calcext:value-type="float">
            <text:p>15815.65</text:p>
          </table:table-cell>
          <table:table-cell table:style-name="ce4" table:formula="of:=([.P20]*1000000)/([.N14]*2*8)" office:value-type="float" office:value="9884.78434555817" calcext:value-type="float">
            <text:p>988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[.C21]*[.B15])/([.B21]+[.C21])" office:value-type="float" office:value="1931.31695069166" calcext:value-type="float">
            <text:p>1931.32</text:p>
          </table:table-cell>
          <table:table-cell table:style-name="ce4" table:formula="of:=([.D21]*1000000)/([.B14]*2*8)" office:value-type="float" office:value="3817.07331430379" calcext:value-type="float">
            <text:p>381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[.O21]*[.N15])/([.N21]+[.O21])" office:value-type="float" office:value="19312.896635" calcext:value-type="float">
            <text:p>19312.90</text:p>
          </table:table-cell>
          <table:table-cell table:style-name="ce4" table:formula="of:=([.P21]*1000000)/([.N14]*2*8)" office:value-type="float" office:value="12070.560396875" calcext:value-type="float">
            <text:p>1207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43771.0691712707" calcext:value-type="float">
            <text:p>43771.07</text:p>
          </table:table-cell>
          <table:table-cell table:style-name="ce2" office:value-type="float" office:value="18771.0795580111" calcext:value-type="float">
            <text:p>18771.08</text:p>
          </table:table-cell>
          <table:table-cell table:style-name="ce2" table:formula="of:=([.C22]*[.B15])/([.B22]+[.C22])" office:value-type="float" office:value="2401.1128694471" calcext:value-type="float">
            <text:p>2401.11</text:p>
          </table:table-cell>
          <table:table-cell table:style-name="ce4" table:formula="of:=([.D22]*1000000)/([.B14]*2*8)" office:value-type="float" office:value="4745.58246657319" calcext:value-type="float">
            <text:p>474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style-name="ce2" office:value-type="float" office:value="43771.0691712707" calcext:value-type="float">
            <text:p>43771.07</text:p>
          </table:table-cell>
          <table:table-cell table:style-name="ce2" office:value-type="float" office:value="18771.0795580111" calcext:value-type="float">
            <text:p>18771.08</text:p>
          </table:table-cell>
          <table:table-cell table:style-name="ce2" table:formula="of:=([.O22]*[.N15])/([.N22]+[.O22])" office:value-type="float" office:value="24010.789446027" calcext:value-type="float">
            <text:p>24010.79</text:p>
          </table:table-cell>
          <table:table-cell table:style-name="ce4" table:formula="of:=([.P22]*1000000)/([.N14]*2*8)" office:value-type="float" office:value="15006.7434037669" calcext:value-type="float">
            <text:p>15007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2" table:number-columns-repeated="3"/>
          <table:table-cell table:style-name="ce4"/>
          <table:table-cell table:number-columns-repeated="8"/>
          <table:table-cell table:style-name="ce2" table:number-columns-repeated="3"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_array_length</text:p>
          </table:table-cell>
          <table:table-cell office:value-type="string" calcext:value-type="string">
            <text:p>dram_threads</text:p>
          </table:table-cell>
          <table:table-cell office:value-type="string" calcext:value-type="string">
            <text:p>nvdimm_threads</text:p>
          </table:table-cell>
          <table:table-cell office:value-type="string" calcext:value-type="string">
            <text:p>dram_max_average</text:p>
          </table:table-cell>
          <table:table-cell office:value-type="string" calcext:value-type="string">
            <text:p>nvdimm_max_average</text:p>
          </table:table-cell>
          <table:table-cell office:value-type="string" calcext:value-type="string">
            <text:p>total_max</text:p>
          </table:table-cell>
          <table: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vdimm array length</text:p>
          </table:table-cell>
          <table:table-cell office:value-type="string" calcext:value-type="string">
            <text:p>Dram threads</text:p>
          </table:table-cell>
          <table:table-cell office:value-type="string" calcext:value-type="string">
            <text:p>Nvdimm threads</text:p>
          </table:table-cell>
          <table:table-cell office:value-type="string" calcext:value-type="string">
            <text:p>Dram max average</text:p>
          </table:table-cell>
          <table:table-cell office:value-type="string" calcext:value-type="string">
            <text:p>Nvdimm max average</text:p>
          </table:table-cell>
          <table:table-cell office:value-type="string" calcext:value-type="string">
            <text:p>Total max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750" calcext:value-type="float">
            <text:p>7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269548" calcext:value-type="float">
            <text:p>0.2695</text:p>
          </table:table-cell>
          <table:table-cell table:style-name="ce3" office:value-type="float" office:value="0.31213" calcext:value-type="float">
            <text:p>0.3121</text:p>
          </table:table-cell>
          <table:table-cell table:style-name="ce3" office:value-type="float" office:value="0.313818" calcext:value-type="float">
            <text:p>0.3138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2371" calcext:value-type="float">
            <text:p>237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.13187" calcext:value-type="float">
            <text:p>4.1319</text:p>
          </table:table-cell>
          <table:table-cell table:style-name="ce3" office:value-type="float" office:value="4.873485" calcext:value-type="float">
            <text:p>4.8735</text:p>
          </table:table-cell>
          <table:table-cell table:style-name="ce3" office:value-type="float" office:value="4.988899" calcext:value-type="float">
            <text:p>4.9889</text:p>
          </table:table-cell>
          <table:table-cell table:formula="of:=[.T26]-[.S26]" office:value-type="float" office:value="0.115414" calcext:value-type="float">
            <text:p>0.115414</text:p>
          </table:table-cell>
          <table:table-cell/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1494" calcext:value-type="float">
            <text:p>149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272378" calcext:value-type="float">
            <text:p>0.2724</text:p>
          </table:table-cell>
          <table:table-cell table:style-name="ce3" office:value-type="float" office:value="0.31149" calcext:value-type="float">
            <text:p>0.3115</text:p>
          </table:table-cell>
          <table:table-cell table:style-name="ce3" office:value-type="float" office:value="0.31348" calcext:value-type="float">
            <text:p>0.3135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4724" calcext:value-type="float">
            <text:p>47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.086427" calcext:value-type="float">
            <text:p>4.0864</text:p>
          </table:table-cell>
          <table:table-cell table:style-name="ce3" office:value-type="float" office:value="5.085858" calcext:value-type="float">
            <text:p>5.0859</text:p>
          </table:table-cell>
          <table:table-cell table:style-name="ce3" office:value-type="float" office:value="6.084099" calcext:value-type="float">
            <text:p>6.0841</text:p>
          </table:table-cell>
          <table:table-cell table:formula="of:=[.T27]-[.S27]" office:value-type="float" office:value="0.998241" calcext:value-type="float">
            <text:p>0.998241</text:p>
          </table:table-cell>
          <table:table-cell/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2315" calcext:value-type="float">
            <text:p>23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272991" calcext:value-type="float">
            <text:p>0.2730</text:p>
          </table:table-cell>
          <table:table-cell table:style-name="ce3" office:value-type="float" office:value="0.318591" calcext:value-type="float">
            <text:p>0.3186</text:p>
          </table:table-cell>
          <table:table-cell table:style-name="ce3" office:value-type="float" office:value="0.319571" calcext:value-type="float">
            <text:p>0.3196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7321" calcext:value-type="float">
            <text:p>73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.007871" calcext:value-type="float">
            <text:p>4.0079</text:p>
          </table:table-cell>
          <table:table-cell table:style-name="ce3" office:value-type="float" office:value="5.531837" calcext:value-type="float">
            <text:p>5.5318</text:p>
          </table:table-cell>
          <table:table-cell table:style-name="ce3" office:value-type="float" office:value="6.695398" calcext:value-type="float">
            <text:p>6.6954</text:p>
          </table:table-cell>
          <table:table-cell table:formula="of:=[.T28]-[.S28]" office:value-type="float" office:value="1.163561" calcext:value-type="float">
            <text:p>1.163561</text:p>
          </table:table-cell>
          <table:table-cell/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3126" calcext:value-type="float">
            <text:p>31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296515" calcext:value-type="float">
            <text:p>0.2965</text:p>
          </table:table-cell>
          <table:table-cell table:style-name="ce3" office:value-type="float" office:value="0.325826" calcext:value-type="float">
            <text:p>0.3258</text:p>
          </table:table-cell>
          <table:table-cell table:style-name="ce3" office:value-type="float" office:value="0.336701" calcext:value-type="float">
            <text:p>0.3367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9885" calcext:value-type="float">
            <text:p>988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.145042" calcext:value-type="float">
            <text:p>4.1450</text:p>
          </table:table-cell>
          <table:table-cell table:style-name="ce3" office:value-type="float" office:value="5.78292" calcext:value-type="float">
            <text:p>5.7829</text:p>
          </table:table-cell>
          <table:table-cell table:style-name="ce3" office:value-type="float" office:value="6.533559" calcext:value-type="float">
            <text:p>6.5336</text:p>
          </table:table-cell>
          <table:table-cell table:formula="of:=[.T29]-[.S29]" office:value-type="float" office:value="0.750639000000001" calcext:value-type="float">
            <text:p>0.750639000000001</text:p>
          </table:table-cell>
          <table:table-cell/>
        </table:table-row>
        <table:table-row table:style-name="ro1">
          <table:table-cell table:number-columns-repeated="2" office:value-type="float" office:value="31623" calcext:value-type="float">
            <text:p>31623</text:p>
          </table:table-cell>
          <table:table-cell office:value-type="float" office:value="3817" calcext:value-type="float">
            <text:p>381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99815" calcext:value-type="float">
            <text:p>0.2998</text:p>
          </table:table-cell>
          <table:table-cell table:style-name="ce3" office:value-type="float" office:value="0.319599" calcext:value-type="float">
            <text:p>0.3196</text:p>
          </table:table-cell>
          <table:table-cell table:style-name="ce3" office:value-type="float" office:value="0.320506" calcext:value-type="float">
            <text:p>0.3205</text:p>
          </table:table-cell>
          <table:table-cell table:number-columns-repeated="4"/>
          <table:table-cell table:number-columns-repeated="2" office:value-type="float" office:value="100000" calcext:value-type="float">
            <text:p>100000</text:p>
          </table:table-cell>
          <table:table-cell office:value-type="float" office:value="12071" calcext:value-type="float">
            <text:p>1207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.356862" calcext:value-type="float">
            <text:p>4.3569</text:p>
          </table:table-cell>
          <table:table-cell table:style-name="ce3" office:value-type="float" office:value="6.066622" calcext:value-type="float">
            <text:p>6.0666</text:p>
          </table:table-cell>
          <table:table-cell table:style-name="ce3" office:value-type="float" office:value="6.723337" calcext:value-type="float">
            <text:p>6.7233</text:p>
          </table:table-cell>
          <table:table-cell table:formula="of:=[.T30]-[.S30]" office:value-type="float" office:value="0.656715" calcext:value-type="float">
            <text:p>0.656715</text:p>
          </table:table-cell>
          <table:table-cell/>
        </table:table-row>
        <table:table-row table:style-name="ro1">
          <table:table-cell table:number-columns-repeated="5"/>
          <table:table-cell table:style-name="ce3" table:number-columns-repeated="3"/>
          <table:table-cell table:number-columns-repeated="9"/>
          <table:table-cell table:style-name="ce3" table:number-columns-repeated="3"/>
          <table:table-cell table:number-columns-repeated="2"/>
        </table:table-row>
        <table:table-row table:style-name="ro1" table:number-rows-repeated="25">
          <table:table-cell table:number-columns-repeated="22"/>
        </table:table-row>
        <table:table-row table:style-name="ro1">
          <table:table-cell office:value-type="string" calcext:value-type="string">
            <text:p>Prediction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DRAM speed</text:p>
          </table:table-cell>
          <table:table-cell office:value-type="string" calcext:value-type="string">
            <text:p>DRAM Size</text:p>
          </table:table-cell>
          <table:table-cell office:value-type="string" calcext:value-type="string">
            <text:p>DRAM pred.time</text:p>
          </table:table-cell>
          <table:table-cell office:value-type="string" calcext:value-type="string">
            <text:p>NVDIMM speed</text:p>
          </table:table-cell>
          <table:table-cell office:value-type="string" calcext:value-type="string">
            <text:p>NVDIMM Size</text:p>
          </table:table-cell>
          <table:table-cell office:value-type="string" calcext:value-type="string">
            <text:p>NVDIMM pred.time</text:p>
          </table:table-cell>
          <table:table-cell table:number-columns-repeated="5"/>
          <table:table-cell office:value-type="string" calcext:value-type="string">
            <text:p>Threads</text:p>
          </table:table-cell>
          <table:table-cell office:value-type="string" calcext:value-type="string">
            <text:p>DRAM speed</text:p>
          </table:table-cell>
          <table:table-cell office:value-type="string" calcext:value-type="string">
            <text:p>DRAM Size</text:p>
          </table:table-cell>
          <table:table-cell office:value-type="string" calcext:value-type="string">
            <text:p>DRAM pred.time</text:p>
          </table:table-cell>
          <table:table-cell office:value-type="string" calcext:value-type="string">
            <text:p>NVDIMM speed</text:p>
          </table:table-cell>
          <table:table-cell office:value-type="string" calcext:value-type="string">
            <text:p>NVDIMM Size</text:p>
          </table:table-cell>
          <table:table-cell office:value-type="string" calcext:value-type="string">
            <text:p>NVDIMM pred.tim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table:formula="of:=((([.A26]-[.C26])*[.B26])*8*2)/1000000" office:value-type="float" office:value="15620.750064" calcext:value-type="float">
            <text:p>15620.75</text:p>
          </table:table-cell>
          <table:table-cell table:style-name="ce3" table:formula="of:=[.C59]/[.B59]" office:value-type="float" office:value="0.255898136747678" calcext:value-type="float">
            <text:p>0.2559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table:formula="of:=(([.B26]*[.C26])*8*2)/1000000" office:value-type="float" office:value="379.476" calcext:value-type="float">
            <text:p>379.48</text:p>
          </table:table-cell>
          <table:table-cell table:style-name="ce3" table:formula="of:=[.F59]/[.E59]" office:value-type="float" office:value="0.124903124149459" calcext:value-type="float">
            <text:p>0.124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" office:value-type="float" office:value="61042.8440883978" calcext:value-type="float">
            <text:p>61042.84</text:p>
          </table:table-cell>
          <table:table-cell table:style-name="ce2" office:value-type="float" office:value="152414.195085004" calcext:value-type="float">
            <text:p>152414.20</text:p>
          </table:table-cell>
          <table:table-cell table:style-name="ce3" office:value-type="float" office:value="3.74525951471778" calcext:value-type="float">
            <text:p>3.7453</text:p>
          </table:table-cell>
          <table:table-cell table:style-name="ce2" office:value-type="float" office:value="3038.16259668508" calcext:value-type="float">
            <text:p>3038.16</text:p>
          </table:table-cell>
          <table:table-cell table:style-name="ce2" office:value-type="float" office:value="7585.8049149963" calcext:value-type="float">
            <text:p>7585.80</text:p>
          </table:table-cell>
          <table:table-cell table:style-name="ce3" office:value-type="float" office:value="3.74525951471777" calcext:value-type="float">
            <text:p>3.7453</text:p>
          </table:table-cell>
          <table:table-cell/>
          <table:table-cell table:formula="of:=[.S59]/[.S26]" office:value-type="float" office:value="0.768497187273126" calcext:value-type="float">
            <text:p>0.768497187273126</text:p>
          </table:table-cell>
          <table:table-cell table:formula="of:=1-[.U59]" office:value-type="float" office:value="0.231502812726874" calcext:value-type="float">
            <text:p>0.231502812726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table:formula="of:=((([.A27]-[.C27])*[.B27])*8*2)/1000000" office:value-type="float" office:value="15244.309872" calcext:value-type="float">
            <text:p>15244.31</text:p>
          </table:table-cell>
          <table:table-cell table:style-name="ce3" table:formula="of:=[.C60]/[.B60]" office:value-type="float" office:value="0.263916816690899" calcext:value-type="float">
            <text:p>0.2639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table:formula="of:=(([.B27]*[.C27])*8*2)/1000000" office:value-type="float" office:value="755.916192" calcext:value-type="float">
            <text:p>755.92</text:p>
          </table:table-cell>
          <table:table-cell table:style-name="ce3" table:formula="of:=[.F60]/[.E60]" office:value-type="float" office:value="0.125416710579818" calcext:value-type="float">
            <text:p>0.125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" office:value-type="float" office:value="57761.7980662984" calcext:value-type="float">
            <text:p>57761.80</text:p>
          </table:table-cell>
          <table:table-cell table:style-name="ce2" office:value-type="float" office:value="144882.074711315" calcext:value-type="float">
            <text:p>144882.07</text:p>
          </table:table-cell>
          <table:table-cell table:style-name="ce3" office:value-type="float" office:value="3.7624021298217" calcext:value-type="float">
            <text:p>3.7624</text:p>
          </table:table-cell>
          <table:table-cell table:style-name="ce2" office:value-type="float" office:value="6027.23662983426" calcext:value-type="float">
            <text:p>6027.24</text:p>
          </table:table-cell>
          <table:table-cell table:style-name="ce2" office:value-type="float" office:value="15117.9252886852" calcext:value-type="float">
            <text:p>15117.93</text:p>
          </table:table-cell>
          <table:table-cell table:style-name="ce3" office:value-type="float" office:value="3.7624021298217" calcext:value-type="float">
            <text:p>3.7624</text:p>
          </table:table-cell>
          <table:table-cell/>
          <table:table-cell table:formula="of:=[.S60]/[.S27]" office:value-type="float" office:value="0.739777266652294" calcext:value-type="float">
            <text:p>0.739777266652294</text:p>
          </table:table-cell>
          <table:table-cell table:formula="of:=1-[.U60]" office:value-type="float" office:value="0.260222733347706" calcext:value-type="float">
            <text:p>0.260222733347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table:formula="of:=((([.A28]-[.C28])*[.B28])*8*2)/1000000" office:value-type="float" office:value="14828.910144" calcext:value-type="float">
            <text:p>14828.91</text:p>
          </table:table-cell>
          <table:table-cell table:style-name="ce3" table:formula="of:=[.C61]/[.B61]" office:value-type="float" office:value="0.2757989818902" calcext:value-type="float">
            <text:p>0.2758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table:formula="of:=(([.B28]*[.C28])*8*2)/1000000" office:value-type="float" office:value="1171.31592" calcext:value-type="float">
            <text:p>1171.32</text:p>
          </table:table-cell>
          <table:table-cell table:style-name="ce3" table:formula="of:=[.F61]/[.E61]" office:value-type="float" office:value="0.126993561908491" calcext:value-type="float">
            <text:p>0.127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" office:value-type="float" office:value="53767.0953038674" calcext:value-type="float">
            <text:p>53767.10</text:p>
          </table:table-cell>
          <table:table-cell table:style-name="ce2" office:value-type="float" office:value="136571.897743621" calcext:value-type="float">
            <text:p>136571.90</text:p>
          </table:table-cell>
          <table:table-cell table:style-name="ce3" office:value-type="float" office:value="3.81009696465222" calcext:value-type="float">
            <text:p>3.8101</text:p>
          </table:table-cell>
          <table:table-cell table:style-name="ce2" office:value-type="float" office:value="9223.42756906078" calcext:value-type="float">
            <text:p>9223.43</text:p>
          </table:table-cell>
          <table:table-cell table:style-name="ce2" office:value-type="float" office:value="23428.1022563788" calcext:value-type="float">
            <text:p>23428.10</text:p>
          </table:table-cell>
          <table:table-cell table:style-name="ce3" office:value-type="float" office:value="3.81009696465223" calcext:value-type="float">
            <text:p>3.8101</text:p>
          </table:table-cell>
          <table:table-cell/>
          <table:table-cell table:formula="of:=[.S61]/[.S28]" office:value-type="float" office:value="0.688757995698758" calcext:value-type="float">
            <text:p>0.688757995698758</text:p>
          </table:table-cell>
          <table:table-cell table:formula="of:=1-[.U61]" office:value-type="float" office:value="0.311242004301242" calcext:value-type="float">
            <text:p>0.3112420043012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table:formula="of:=((([.A29]-[.C29])*[.B29])*8*2)/1000000" office:value-type="float" office:value="14418.570096" calcext:value-type="float">
            <text:p>14418.57</text:p>
          </table:table-cell>
          <table:table-cell table:style-name="ce3" table:formula="of:=[.C62]/[.B62]" office:value-type="float" office:value="0.281295188036558" calcext:value-type="float">
            <text:p>0.2813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table:formula="of:=(([.B29]*[.C29])*8*2)/1000000" office:value-type="float" office:value="1581.655968" calcext:value-type="float">
            <text:p>1581.66</text:p>
          </table:table-cell>
          <table:table-cell table:style-name="ce3" table:formula="of:=[.F62]/[.E62]" office:value-type="float" office:value="0.125225872622256" calcext:value-type="float">
            <text:p>0.125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" office:value-type="float" office:value="51257.7914917127" calcext:value-type="float">
            <text:p>51257.79</text:p>
          </table:table-cell>
          <table:table-cell table:style-name="ce2" office:value-type="float" office:value="128368.690094214" calcext:value-type="float">
            <text:p>128368.69</text:p>
          </table:table-cell>
          <table:table-cell table:style-name="ce3" office:value-type="float" office:value="3.75656128634517" calcext:value-type="float">
            <text:p>3.7566</text:p>
          </table:table-cell>
          <table:table-cell table:style-name="ce2" office:value-type="float" office:value="12630.4248066298" calcext:value-type="float">
            <text:p>12630.42</text:p>
          </table:table-cell>
          <table:table-cell table:style-name="ce2" office:value-type="float" office:value="31631.3099057862" calcext:value-type="float">
            <text:p>31631.31</text:p>
          </table:table-cell>
          <table:table-cell table:style-name="ce3" office:value-type="float" office:value="3.75656128634518" calcext:value-type="float">
            <text:p>3.7566</text:p>
          </table:table-cell>
          <table:table-cell/>
          <table:table-cell table:formula="of:=[.S62]/[.S29]" office:value-type="float" office:value="0.649595928414223" calcext:value-type="float">
            <text:p>0.649595928414223</text:p>
          </table:table-cell>
          <table:table-cell table:formula="of:=1-[.U62]" office:value-type="float" office:value="0.350404071585777" calcext:value-type="float">
            <text:p>0.3504040715857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table:formula="of:=((([.A30]-[.C30])*[.B30])*8*2)/1000000" office:value-type="float" office:value="14068.946208" calcext:value-type="float">
            <text:p>14068.95</text:p>
          </table:table-cell>
          <table:table-cell table:style-name="ce3" table:formula="of:=[.C63]/[.B63]" office:value-type="float" office:value="0.294508772166195" calcext:value-type="float">
            <text:p>0.2945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table:formula="of:=(([.B30]*[.C30])*8*2)/1000000" office:value-type="float" office:value="1931.279856" calcext:value-type="float">
            <text:p>1931.28</text:p>
          </table:table-cell>
          <table:table-cell table:style-name="ce3" table:formula="of:=[.F63]/[.E63]" office:value-type="float" office:value="0.127037187233506" calcext:value-type="float">
            <text:p>0.127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" office:value-type="float" office:value="47770.8901657459" calcext:value-type="float">
            <text:p>47770.89</text:p>
          </table:table-cell>
          <table:table-cell table:style-name="ce2" office:value-type="float" office:value="121374.20673" calcext:value-type="float">
            <text:p>121374.21</text:p>
          </table:table-cell>
          <table:table-cell table:style-name="ce3" office:value-type="float" office:value="3.81113497075981" calcext:value-type="float">
            <text:p>3.8111</text:p>
          </table:table-cell>
          <table:table-cell table:style-name="ce2" office:value-type="float" office:value="15202.476519337" calcext:value-type="float">
            <text:p>15202.48</text:p>
          </table:table-cell>
          <table:table-cell table:style-name="ce2" office:value-type="float" office:value="38625.79327" calcext:value-type="float">
            <text:p>38625.79</text:p>
          </table:table-cell>
          <table:table-cell table:style-name="ce3" office:value-type="float" office:value="3.8111349707598" calcext:value-type="float">
            <text:p>3.8111</text:p>
          </table:table-cell>
          <table:table-cell/>
          <table:table-cell table:formula="of:=[.S63]/[.S30]" office:value-type="float" office:value="0.628213686423813" calcext:value-type="float">
            <text:p>0.628213686423813</text:p>
          </table:table-cell>
          <table:table-cell table:formula="of:=1-[.U63]" office:value-type="float" office:value="0.371786313576187" calcext:value-type="float">
            <text:p>0.371786313576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" number:min-decimal-places="1" number:min-integer-digits="1" number:grouping="true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5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5:35:27.637259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8T11:13:48.611217838</meta:creation-date>
    <dc:date>2021-11-11T00:03:31.271875667</dc:date>
    <meta:editing-duration>PT13H53M29S</meta:editing-duration>
    <meta:editing-cycles>18</meta:editing-cycles>
    <meta:generator>LibreOffice/7.0.6.2$Linux_X86_64 LibreOffice_project/00$Build-2</meta:generator>
    <meta:document-statistic meta:table-count="2" meta:cell-count="74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19cm" svg:y="0.316cm" chart:style-name="ch2">
          <text:p>First version, 16 GB</text:p>
        </chart:title>
        <chart:subtitle svg:x="6.157cm" svg:y="1.275cm" chart:style-name="ch3">
          <text:p>m=31,623, n=31,623</text:p>
        </chart:subtitle>
        <chart:legend chart:legend-position="end" svg:x="13.737cm" svg:y="3.703cm" style:legend-expansion="high" chart:style-name="ch4"/>
        <chart:plot-area chart:style-name="ch5" table:cell-range-address="First_test.F26:First_test.H30" chart:data-source-has-labels="row" svg:x="1.331cm" svg:y="2.138cm" svg:width="12.086cm" svg:height="5.701cm">
          <chart:coordinate-region svg:x="2.614cm" svg:y="2.337cm" svg:width="10.803cm" svg:height="4.855cm"/>
          <chart:axis chart:dimension="x" chart:name="primary-x" chart:style-name="ch6">
            <chart:title svg:x="6.086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First_test.H26:First_test.H30" loext:label-string="total_time" chart:class="chart:bar">
            <chart:data-point chart:repeated="5"/>
          </chart:series>
          <chart:series chart:style-name="ch12" chart:values-cell-range-address="First_test.F26:First_test.F30" loext:label-string="dram" chart:class="chart:bar">
            <chart:data-point chart:repeated="5"/>
          </chart:series>
          <chart:series chart:style-name="ch13" chart:values-cell-range-address="First_test.G26:First_test.G30" loext:label-string="nvdimm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5743">
                <text:p>0.345743</text:p>
                <draw:g>
                  <svg:desc>First_test.H26:First_test.H30</svg:desc>
                </draw:g>
              </table:table-cell>
              <table:table-cell office:value-type="float" office:value="0.309893">
                <text:p>0.309893</text:p>
                <draw:g>
                  <svg:desc>First_test.F26:First_test.F30</svg:desc>
                </draw:g>
              </table:table-cell>
              <table:table-cell office:value-type="float" office:value="0.34313">
                <text:p>0.34313</text:p>
                <draw:g>
                  <svg:desc>First_test.G26:First_test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2723">
                <text:p>0.342723</text:p>
              </table:table-cell>
              <table:table-cell office:value-type="float" office:value="0.311658">
                <text:p>0.311658</text:p>
              </table:table-cell>
              <table:table-cell office:value-type="float" office:value="0.341643">
                <text:p>0.3416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4228">
                <text:p>0.354228</text:p>
              </table:table-cell>
              <table:table-cell office:value-type="float" office:value="0.293726">
                <text:p>0.293726</text:p>
              </table:table-cell>
              <table:table-cell office:value-type="float" office:value="0.352209">
                <text:p>0.352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78">
                <text:p>0.3578</text:p>
              </table:table-cell>
              <table:table-cell office:value-type="float" office:value="0.288154">
                <text:p>0.288154</text:p>
              </table:table-cell>
              <table:table-cell office:value-type="float" office:value="0.357096">
                <text:p>0.3570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1243">
                <text:p>0.351243</text:p>
              </table:table-cell>
              <table:table-cell office:value-type="float" office:value="0.29003">
                <text:p>0.29003</text:p>
              </table:table-cell>
              <table:table-cell office:value-type="float" office:value="0.350986">
                <text:p>0.350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cm" svg:y="0.316cm" chart:style-name="ch2">
          <text:p>First version, 160 GB</text:p>
        </chart:title>
        <chart:subtitle svg:x="5.945cm" svg:y="1.275cm" chart:style-name="ch3">
          <text:p>m=100,000, n=100,000</text:p>
        </chart:subtitle>
        <chart:legend chart:legend-position="end" svg:x="13.737cm" svg:y="3.703cm" style:legend-expansion="high" chart:style-name="ch4"/>
        <chart:plot-area chart:style-name="ch5" table:cell-range-address="First_test.R26:First_test.T30" chart:data-source-has-labels="row" svg:x="1.331cm" svg:y="2.138cm" svg:width="12.086cm" svg:height="5.701cm">
          <chart:coordinate-region svg:x="2.614cm" svg:y="2.337cm" svg:width="10.803cm" svg:height="4.855cm"/>
          <chart:axis chart:dimension="x" chart:name="primary-x" chart:style-name="ch6">
            <chart:title svg:x="6.086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First_test.T26:First_test.T30" loext:label-string="total_time" chart:class="chart:bar">
            <chart:data-point chart:repeated="5"/>
          </chart:series>
          <chart:series chart:style-name="ch12" chart:values-cell-range-address="First_test.R26:First_test.R30" loext:label-string="dram" chart:class="chart:bar">
            <chart:data-point chart:repeated="5"/>
          </chart:series>
          <chart:series chart:style-name="ch13" chart:values-cell-range-address="First_test.S26:First_test.S30" loext:label-string="nvdimm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112385">
                <text:p>6.112385</text:p>
                <draw:g>
                  <svg:desc>First_test.T26:First_test.T30</svg:desc>
                </draw:g>
              </table:table-cell>
              <table:table-cell office:value-type="float" office:value="3.74226">
                <text:p>3.74226</text:p>
                <draw:g>
                  <svg:desc>First_test.R26:First_test.R30</svg:desc>
                </draw:g>
              </table:table-cell>
              <table:table-cell office:value-type="float" office:value="4.416618">
                <text:p>4.416618</text:p>
                <draw:g>
                  <svg:desc>First_test.S26:First_test.S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18106">
                <text:p>7.118106</text:p>
              </table:table-cell>
              <table:table-cell office:value-type="float" office:value="4.006128">
                <text:p>4.006128</text:p>
              </table:table-cell>
              <table:table-cell office:value-type="float" office:value="5.079879">
                <text:p>5.0798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41161">
                <text:p>7.841161</text:p>
              </table:table-cell>
              <table:table-cell office:value-type="float" office:value="4.029383">
                <text:p>4.029383</text:p>
              </table:table-cell>
              <table:table-cell office:value-type="float" office:value="7.352542">
                <text:p>7.352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323122">
                <text:p>7.323122</text:p>
              </table:table-cell>
              <table:table-cell office:value-type="float" office:value="4.044888">
                <text:p>4.044888</text:p>
              </table:table-cell>
              <table:table-cell office:value-type="float" office:value="6.24842">
                <text:p>6.24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68087">
                <text:p>7.768087</text:p>
              </table:table-cell>
              <table:table-cell office:value-type="float" office:value="4.055596">
                <text:p>4.055596</text:p>
              </table:table-cell>
              <table:table-cell office:value-type="float" office:value="7.768049">
                <text:p>7.768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28cm" svg:y="0.316cm" chart:style-name="ch2">
          <text:p>Second version, 16 GB</text:p>
        </chart:title>
        <chart:subtitle svg:x="6.157cm" svg:y="1.275cm" chart:style-name="ch3">
          <text:p>m=31,623, n=31,623</text:p>
        </chart:subtitle>
        <chart:legend chart:legend-position="end" svg:x="13.737cm" svg:y="3.703cm" style:legend-expansion="high" chart:style-name="ch4"/>
        <chart:plot-area chart:style-name="ch5" table:cell-range-address="Second_test.F26:Second_test.H30" chart:data-source-has-labels="row" svg:x="1.331cm" svg:y="2.138cm" svg:width="12.086cm" svg:height="5.701cm">
          <chart:coordinate-region svg:x="2.614cm" svg:y="2.337cm" svg:width="10.803cm" svg:height="4.855cm"/>
          <chart:axis chart:dimension="x" chart:name="primary-x" chart:style-name="ch6">
            <chart:title svg:x="6.086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Second_test.H26:Second_test.H30" loext:label-string="total_time" chart:class="chart:bar">
            <chart:data-point chart:repeated="5"/>
          </chart:series>
          <chart:series chart:style-name="ch12" chart:values-cell-range-address="Second_test.F26:Second_test.F30" loext:label-string="dram" chart:class="chart:bar">
            <chart:data-point chart:repeated="5"/>
          </chart:series>
          <chart:series chart:style-name="ch13" chart:values-cell-range-address="Second_test.G26:Second_test.G30" loext:label-string="nvdimm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3818">
                <text:p>0.313818</text:p>
                <draw:g>
                  <svg:desc>Second_test.H26:Second_test.H30</svg:desc>
                </draw:g>
              </table:table-cell>
              <table:table-cell office:value-type="float" office:value="0.269548">
                <text:p>0.269548</text:p>
                <draw:g>
                  <svg:desc>Second_test.F26:Second_test.F30</svg:desc>
                </draw:g>
              </table:table-cell>
              <table:table-cell office:value-type="float" office:value="0.31213">
                <text:p>0.31213</text:p>
                <draw:g>
                  <svg:desc>Second_test.G26:Second_test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348">
                <text:p>0.31348</text:p>
              </table:table-cell>
              <table:table-cell office:value-type="float" office:value="0.272378">
                <text:p>0.272378</text:p>
              </table:table-cell>
              <table:table-cell office:value-type="float" office:value="0.31149">
                <text:p>0.31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9571">
                <text:p>0.319571</text:p>
              </table:table-cell>
              <table:table-cell office:value-type="float" office:value="0.272991">
                <text:p>0.272991</text:p>
              </table:table-cell>
              <table:table-cell office:value-type="float" office:value="0.318591">
                <text:p>0.3185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6701">
                <text:p>0.336701</text:p>
              </table:table-cell>
              <table:table-cell office:value-type="float" office:value="0.296515">
                <text:p>0.296515</text:p>
              </table:table-cell>
              <table:table-cell office:value-type="float" office:value="0.325826">
                <text:p>0.325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0506">
                <text:p>0.320506</text:p>
              </table:table-cell>
              <table:table-cell office:value-type="float" office:value="0.299815">
                <text:p>0.299815</text:p>
              </table:table-cell>
              <table:table-cell office:value-type="float" office:value="0.319599">
                <text:p>0.3195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09cm" svg:y="0.316cm" chart:style-name="ch2">
          <text:p>Second version, 160 GB</text:p>
        </chart:title>
        <chart:subtitle svg:x="5.945cm" svg:y="1.275cm" chart:style-name="ch3">
          <text:p>m=100,000, n=100,000</text:p>
        </chart:subtitle>
        <chart:legend chart:legend-position="end" svg:x="13.737cm" svg:y="3.703cm" style:legend-expansion="high" chart:style-name="ch4"/>
        <chart:plot-area chart:style-name="ch5" table:cell-range-address="Second_test.R26:Second_test.T30" chart:data-source-has-labels="row" svg:x="1.331cm" svg:y="2.138cm" svg:width="12.086cm" svg:height="5.701cm">
          <chart:coordinate-region svg:x="2.614cm" svg:y="2.337cm" svg:width="10.803cm" svg:height="4.855cm"/>
          <chart:axis chart:dimension="x" chart:name="primary-x" chart:style-name="ch6">
            <chart:title svg:x="6.086cm" svg:y="8.019cm" chart:style-name="ch7">
              <text:p>NVDIMM threads</text:p>
            </chart:title>
          </chart:axis>
          <chart:axis chart:dimension="y" chart:name="primary-y" chart:style-name="ch8">
            <chart:title svg:x="0.451cm" svg:y="6.223cm" chart:style-name="ch9">
              <text:p>Time in seconds</text:p>
            </chart:title>
            <chart:grid chart:style-name="ch10" chart:class="major"/>
          </chart:axis>
          <chart:series chart:style-name="ch11" chart:values-cell-range-address="Second_test.T26:Second_test.T30" loext:label-string="total_time" chart:class="chart:bar">
            <chart:data-point chart:repeated="5"/>
          </chart:series>
          <chart:series chart:style-name="ch12" chart:values-cell-range-address="Second_test.R26:Second_test.R30" loext:label-string="dram" chart:class="chart:bar">
            <chart:data-point chart:repeated="5"/>
          </chart:series>
          <chart:series chart:style-name="ch13" chart:values-cell-range-address="Second_test.S26:Second_test.S30" loext:label-string="nvdimm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</text:p>
              </table:table-cell>
              <table:table-cell office:value-type="string">
                <text:p>dram</text:p>
              </table:table-cell>
              <table:table-cell office:value-type="string">
                <text:p>nvdim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988899">
                <text:p>4.988899</text:p>
                <draw:g>
                  <svg:desc>Second_test.T26:Second_test.T30</svg:desc>
                </draw:g>
              </table:table-cell>
              <table:table-cell office:value-type="float" office:value="4.13187">
                <text:p>4.13187</text:p>
                <draw:g>
                  <svg:desc>Second_test.R26:Second_test.R30</svg:desc>
                </draw:g>
              </table:table-cell>
              <table:table-cell office:value-type="float" office:value="4.873485">
                <text:p>4.873485</text:p>
                <draw:g>
                  <svg:desc>Second_test.S26:Second_test.S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084099">
                <text:p>6.084099</text:p>
              </table:table-cell>
              <table:table-cell office:value-type="float" office:value="4.086427">
                <text:p>4.086427</text:p>
              </table:table-cell>
              <table:table-cell office:value-type="float" office:value="5.085858">
                <text:p>5.085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695398">
                <text:p>6.695398</text:p>
              </table:table-cell>
              <table:table-cell office:value-type="float" office:value="4.007871">
                <text:p>4.007871</text:p>
              </table:table-cell>
              <table:table-cell office:value-type="float" office:value="5.531837">
                <text:p>5.531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33559">
                <text:p>6.533559</text:p>
              </table:table-cell>
              <table:table-cell office:value-type="float" office:value="4.145042">
                <text:p>4.145042</text:p>
              </table:table-cell>
              <table:table-cell office:value-type="float" office:value="5.78292">
                <text:p>5.78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723337">
                <text:p>6.723337</text:p>
              </table:table-cell>
              <table:table-cell office:value-type="float" office:value="4.356862">
                <text:p>4.356862</text:p>
              </table:table-cell>
              <table:table-cell office:value-type="float" office:value="6.066622">
                <text:p>6.0666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